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Rates 2025</text:p>
          </table:table-cell>
          <table:table-cell table:style-name="ce1"/>
        </table:table-row>
        <table:table-row table:style-name="ro1">
          <table:table-cell office:value-type="string" calcext:value-type="string">
            <text:p><text:a xlink:href="https://www.realized1031.com/1031-exchange/california/" xlink:type="simple">California</text:a> * †</text:p>
          </table:table-cell>
          <table:table-cell office:value-type="percentage" office:value="0.133" calcext:value-type="percentage">
            <text:p>13.3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new-york/" xlink:type="simple">New York</text:a> *</text:p>
          </table:table-cell>
          <table:table-cell office:value-type="percentage" office:value="0.109" calcext:value-type="percentage">
            <text:p>10.9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new-jersey/" xlink:type="simple">New Jersey</text:a> *</text:p>
          </table:table-cell>
          <table:table-cell office:value-type="percentage" office:value="0.1075" calcext:value-type="percentage">
            <text:p>10.7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washington-dc/" xlink:type="simple">Washington D.C.</text:a></text:p>
          </table:table-cell>
          <table:table-cell office:value-type="percentage" office:value="0.1075" calcext:value-type="percentage">
            <text:p>10.7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oregon/" xlink:type="simple">Oregon</text:a> *</text:p>
          </table:table-cell>
          <table:table-cell office:value-type="percentage" office:value="0.099" calcext:value-type="percentage">
            <text:p>9.9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minnesota/" xlink:type="simple">Minnesota</text:a></text:p>
          </table:table-cell>
          <table:table-cell office:value-type="percentage" office:value="0.0985" calcext:value-type="percentage">
            <text:p>9.8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massachusetts/" xlink:type="simple">Massachusetts</text:a></text:p>
          </table:table-cell>
          <table:table-cell office:value-type="percentage" office:value="0.09" calcext:value-type="percentage">
            <text:p>9.0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vermont/" xlink:type="simple">Vermont</text:a> *</text:p>
          </table:table-cell>
          <table:table-cell office:value-type="percentage" office:value="0.0875" calcext:value-type="percentage">
            <text:p>8.7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wisconsin/" xlink:type="simple">Wisconsin</text:a> *</text:p>
          </table:table-cell>
          <table:table-cell office:value-type="percentage" office:value="0.0765" calcext:value-type="percentage">
            <text:p>7.6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hawaii/" xlink:type="simple">Hawaii</text:a> *</text:p>
          </table:table-cell>
          <table:table-cell office:value-type="percentage" office:value="0.0725" calcext:value-type="percentage">
            <text:p>7.2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maine/" xlink:type="simple">Maine</text:a></text:p>
          </table:table-cell>
          <table:table-cell office:value-type="percentage" office:value="0.0715" calcext:value-type="percentage">
            <text:p>7.1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washington/" xlink:type="simple">Washington</text:a> ‡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connecticut/" xlink:type="simple">Connecticut</text:a></text:p>
          </table:table-cell>
          <table:table-cell office:value-type="percentage" office:value="0.0699" calcext:value-type="percentage">
            <text:p>6.99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delaware/" xlink:type="simple">Delaware</text:a> *</text:p>
          </table:table-cell>
          <table:table-cell office:value-type="percentage" office:value="0.066" calcext:value-type="percentage">
            <text:p>6.60%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realized1031.com/1031-exchange/south-carolina/" xlink:type="simple">South Carolina</text:a> *</text:p>
          </table:table-cell>
          <table:table-cell office:value-type="percentage" office:value="0.062" calcext:value-type="percentage">
            <text:p>6.2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rhode-island/" xlink:type="simple">Rhode Island</text:a></text:p>
          </table:table-cell>
          <table:table-cell office:value-type="percentage" office:value="0.0599" calcext:value-type="percentage">
            <text:p>5.99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montana/" xlink:type="simple">Montana</text:a> *</text:p>
          </table:table-cell>
          <table:table-cell office:value-type="percentage" office:value="0.059" calcext:value-type="percentage">
            <text:p>5.9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new-mexico/" xlink:type="simple">New Mexico</text:a> *</text:p>
          </table:table-cell>
          <table:table-cell office:value-type="percentage" office:value="0.059" calcext:value-type="percentage">
            <text:p>5.9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nebraska/" xlink:type="simple">Nebraska</text:a></text:p>
          </table:table-cell>
          <table:table-cell office:value-type="percentage" office:value="0.052" calcext:value-type="percentage">
            <text:p>5.2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idaho/" xlink:type="simple">Idaho</text:a></text:p>
          </table:table-cell>
          <table:table-cell office:value-type="percentage" office:value="0.0569" calcext:value-type="percentage">
            <text:p>5.69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maryland/" xlink:type="simple">Maryland</text:a> *</text:p>
          </table:table-cell>
          <table:table-cell office:value-type="percentage" office:value="0.0575" calcext:value-type="percentage">
            <text:p>5.7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virginia/" xlink:type="simple">Virginia</text:a></text:p>
          </table:table-cell>
          <table:table-cell office:value-type="percentage" office:value="0.0575" calcext:value-type="percentage">
            <text:p>5.7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iowa/" xlink:type="simple">Iowa</text:a> *</text:p>
          </table:table-cell>
          <table:table-cell office:value-type="percentage" office:value="0.038" calcext:value-type="percentage">
            <text:p>3.8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kansas/" xlink:type="simple">Kansas</text:a> *</text:p>
          </table:table-cell>
          <table:table-cell office:value-type="percentage" office:value="0.0558" calcext:value-type="percentage">
            <text:p>5.58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georgia/" xlink:type="simple">Georgia</text:a></text:p>
          </table:table-cell>
          <table:table-cell office:value-type="percentage" office:value="0.0539" calcext:value-type="percentage">
            <text:p>5.39%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realized1031.com/1031-exchange/west-virginia/" xlink:type="simple">West Virginia</text:a> *</text:p>
          </table:table-cell>
          <table:table-cell office:value-type="percentage" office:value="0.0482" calcext:value-type="percentage">
            <text:p>4.82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alabama/" xlink:type="simple">Alabama</text:a> *</text:p>
          </table:table-cell>
          <table:table-cell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illinois/" xlink:type="simple">Illinois</text:a></text:p>
          </table:table-cell>
          <table:table-cell office:value-type="percentage" office:value="0.0495" calcext:value-type="percentage">
            <text:p>4.9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missouri/" xlink:type="simple">Missouri</text:a> *</text:p>
          </table:table-cell>
          <table:table-cell office:value-type="percentage" office:value="0.047" calcext:value-type="percentage">
            <text:p>4.7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oklahoma/" xlink:type="simple">Oklahoma</text:a></text:p>
          </table:table-cell>
          <table:table-cell office:value-type="percentage" office:value="0.0475" calcext:value-type="percentage">
            <text:p>4.7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mississippi/" xlink:type="simple">Mississippi</text:a></text:p>
          </table:table-cell>
          <table:table-cell office:value-type="percentage" office:value="0.044" calcext:value-type="percentage">
            <text:p>4.4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utah/" xlink:type="simple">Utah</text:a></text:p>
          </table:table-cell>
          <table:table-cell office:value-type="percentage" office:value="0.0455" calcext:value-type="percentage">
            <text:p>4.5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north-carolina/" xlink:type="simple">North Carolina</text:a></text:p>
          </table:table-cell>
          <table:table-cell office:value-type="percentage" office:value="0.0425" calcext:value-type="percentage">
            <text:p>4.2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arkansas/" xlink:type="simple">Arkansas</text:a> *</text:p>
          </table:table-cell>
          <table:table-cell office:value-type="percentage" office:value="0.039" calcext:value-type="percentage">
            <text:p>3.9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colorado/" xlink:type="simple">Colorado</text:a> *</text:p>
          </table:table-cell>
          <table:table-cell office:value-type="percentage" office:value="0.044" calcext:value-type="percentage">
            <text:p>4.4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louisiana/" xlink:type="simple">Louisiana</text:a></text:p>
          </table:table-cell>
          <table:table-cell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michigan/" xlink:type="simple">Michigan</text:a> *</text:p>
          </table:table-cell>
          <table:table-cell office:value-type="percentage" office:value="0.0425" calcext:value-type="percentage">
            <text:p>4.25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kentucky/" xlink:type="simple">Kentucky</text:a> *</text:p>
          </table:table-cell>
          <table:table-cell office:value-type="percentage" office:value="0.04" calcext:value-type="percentage">
            <text:p>4.0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ohio/" xlink:type="simple">Ohio</text:a> *</text:p>
          </table:table-cell>
          <table:table-cell office:value-type="percentage" office:value="0.035" calcext:value-type="percentage">
            <text:p>3.50%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realized1031.com/1031-exchange/pennsylvania/" xlink:type="simple">Pennsylvania</text:a> *</text:p>
          </table:table-cell>
          <table:table-cell office:value-type="percentage" office:value="0.0307" calcext:value-type="percentage">
            <text:p>3.07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indiana/" xlink:type="simple">Indiana</text:a> *</text:p>
          </table:table-cell>
          <table:table-cell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arizona/" xlink:type="simple">Arizona</text:a> *</text:p>
          </table:table-cell>
          <table:table-cell office:value-type="percentage" office:value="0.025" calcext:value-type="percentage">
            <text:p>2.50%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realized1031.com/1031-exchange/north-dakota/" xlink:type="simple">North Dakota</text:a> *</text:p>
          </table:table-cell>
          <table:table-cell office:value-type="percentage" office:value="0.025" calcext:value-type="percentage">
            <text:p>2.5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alaska/" xlink:type="simple">Alaska</text:a>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florida/" xlink:type="simple">Florida</text:a>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nevada/" xlink:type="simple">Nevada</text:a>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new-hampshire/" xlink:type="simple">New Hampshire</text:a>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south-dakota/" xlink:type="simple">South Dakota</text:a>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tennessee/" xlink:type="simple">Tennessee</text:a>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texas/" xlink:type="simple">Texas</text:a>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realized1031.com/1031-exchange/wyoming/" xlink:type="simple">Wyoming</text:a></text:p>
          </table:table-cell>
          <table:table-cell office:value-type="percentage" office:value="0" calcext:value-type="percentage">
            <text:p>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06:32:01.770002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18:18:50.734430500</meta:creation-date>
    <dc:date>2025-04-17T06:33:59.494636400</dc:date>
    <meta:editing-duration>PT2M13S</meta:editing-duration>
    <meta:editing-cycles>3</meta:editing-cycles>
    <meta:generator>LibreOffice/25.2.1.2$Windows_X86_64 LibreOffice_project/d3abf4aee5fd705e4a92bba33a32f40bc4e56f49</meta:generator>
    <meta:document-statistic meta:table-count="1" meta:cell-count="104" meta:object-count="0"/>
  </office:meta>
</office:document-meta>
</file>